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50 pores, R2 = 1, R1 = 0.5, R = 0.1, r = 0.01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table:number-columns-repeated="3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50 pores, R2 = 1, R1 = 0.5, R = 0.1, r = 0.03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table:number-columns-repeated="3"/>
        </table:table-row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50 pores, R2 = 1, R1 = 0.5, R = 0.1, r = 0.07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table:number-columns-repeated="3"/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4" table:number-rows-spanned="1">
            <text:p>50 pores, R2 = 1, R1 = 0.5, R = 0.1, r = 0.005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Convention</text:p>
          </table:table-cell>
          <table:table-cell table:style-name="ce2" office:value-type="string" calcext:value-type="string">
            <text:p>D1/D2 = 10:1</text:p>
          </table:table-cell>
          <table:table-cell table:style-name="ce2" office:value-type="string" calcext:value-type="string">
            <text:p>D1/D2 = 1:1</text:p>
          </table:table-cell>
          <table:table-cell table:style-name="ce2" office:value-type="string" calcext:value-type="string">
            <text:p>D1/D2 = 1:10</text:p>
          </table:table-cell>
        </table:table-row>
        <table:table-row table:style-name="ro1">
          <table:table-cell office:value-type="string" calcext:value-type="string">
            <text:p>Ito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ratonovich</text:p>
          </table:table-cell>
          <table:table-cell table:style-name="ce3"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sothermal</text:p>
          </table:table-cell>
          <table:table-cell table:style-name="ce3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6T14:59:43.760405838</meta:creation-date>
    <dc:date>2023-11-29T05:54:01.091096975</dc:date>
    <meta:editing-duration>PT15H57M38S</meta:editing-duration>
    <meta:editing-cycles>15</meta:editing-cycles>
    <meta:generator>LibreOffice/7.3.7.2$Linux_X86_64 LibreOffice_project/30$Build-2</meta:generator>
    <meta:document-statistic meta:table-count="1" meta:cell-count="32" meta:object-count="0"/>
  </office:meta>
</office:document-meta>
</file>